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FreeSans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FreeSans2" svg:font-family="FreeSans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5abca" officeooo:paragraph-rsid="001c2199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5abca" officeooo:paragraph-rsid="001c2199" style:font-size-asian="20pt" style:font-size-complex="20pt"/>
    </style:style>
    <style:style style:name="P3" style:family="paragraph" style:parent-style-name="Standard">
      <style:text-properties fo:font-size="20pt" officeooo:rsid="0012a1d7" officeooo:paragraph-rsid="001abf4a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2a1d7" officeooo:paragraph-rsid="001c2199" style:font-size-asian="20pt" style:font-size-complex="20pt"/>
    </style:style>
    <style:style style:name="P5" style:family="paragraph" style:parent-style-name="Standard">
      <style:text-properties fo:font-size="20pt" officeooo:rsid="0012a1d7" officeooo:paragraph-rsid="001dbfff" style:font-size-asian="20pt" style:font-size-complex="20pt"/>
    </style:style>
    <style:style style:name="P6" style:family="paragraph" style:parent-style-name="Standard">
      <style:text-properties fo:font-size="20pt" officeooo:rsid="0015abca" officeooo:paragraph-rsid="0015abca" style:font-size-asian="17.5pt" style:font-size-complex="20pt"/>
    </style:style>
    <style:style style:name="P7" style:family="paragraph" style:parent-style-name="Standard">
      <style:text-properties fo:font-size="20pt" officeooo:rsid="0015abca" officeooo:paragraph-rsid="001992b6" style:font-size-asian="17.5pt" style:font-size-complex="20pt"/>
    </style:style>
    <style:style style:name="P8" style:family="paragraph" style:parent-style-name="Standard">
      <style:text-properties fo:font-size="20pt" officeooo:rsid="0015abca" officeooo:paragraph-rsid="001dbfff" style:font-size-asian="17.5pt" style:font-size-complex="20pt"/>
    </style:style>
    <style:style style:name="P9" style:family="paragraph" style:parent-style-name="Standard">
      <style:text-properties fo:font-size="26pt" officeooo:rsid="0015abca" officeooo:paragraph-rsid="0015abca" style:font-size-asian="26pt" style:font-size-complex="26pt"/>
    </style:style>
    <style:style style:name="P10" style:family="paragraph" style:parent-style-name="Standard">
      <style:text-properties fo:font-size="26pt" officeooo:rsid="0015abca" officeooo:paragraph-rsid="0012a1d7" style:font-size-asian="26pt" style:font-size-complex="26pt"/>
    </style:style>
    <style:style style:name="P11" style:family="paragraph" style:parent-style-name="Standard">
      <style:text-properties fo:font-size="26pt" officeooo:rsid="0015abca" officeooo:paragraph-rsid="001c2199" style:font-size-asian="26pt" style:font-size-complex="26pt"/>
    </style:style>
    <style:style style:name="P12" style:family="paragraph" style:parent-style-name="Standard">
      <style:text-properties fo:font-size="26pt" officeooo:rsid="0015abca" officeooo:paragraph-rsid="001dbfff" style:font-size-asian="26pt" style:font-size-complex="26pt"/>
    </style:style>
    <style:style style:name="P13" style:family="paragraph" style:parent-style-name="Standard">
      <style:text-properties fo:font-size="26pt" officeooo:rsid="00179a66" officeooo:paragraph-rsid="0015abca" style:font-size-asian="26pt" style:font-size-complex="26pt"/>
    </style:style>
    <style:style style:name="P14" style:family="paragraph" style:parent-style-name="Standard">
      <style:text-properties fo:font-size="26pt" officeooo:rsid="00179a66" officeooo:paragraph-rsid="001dbfff" style:font-size-asian="26pt" style:font-size-complex="26pt"/>
    </style:style>
    <style:style style:name="P15" style:family="paragraph" style:parent-style-name="Standard">
      <style:paragraph-properties fo:text-align="center" style:justify-single-word="false"/>
      <style:text-properties fo:font-size="18pt" officeooo:rsid="00179a66" officeooo:paragraph-rsid="001992b6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fo:font-size="15pt" officeooo:rsid="0015abca" officeooo:paragraph-rsid="001c2199" style:font-size-asian="15pt" style:font-size-complex="15pt"/>
    </style:style>
    <style:style style:name="P17" style:family="paragraph" style:parent-style-name="Standard">
      <style:paragraph-properties fo:text-align="center" style:justify-single-word="false"/>
      <style:text-properties fo:font-size="15pt" officeooo:rsid="0015abca" officeooo:paragraph-rsid="001992b6" style:font-size-asian="15pt" style:font-size-complex="15pt"/>
    </style:style>
    <style:style style:name="P18" style:family="paragraph" style:parent-style-name="Standard">
      <style:text-properties fo:font-size="28pt" officeooo:rsid="0011a3c6" officeooo:paragraph-rsid="001992b6" style:font-size-asian="28pt" style:font-size-complex="28pt"/>
    </style:style>
    <style:style style:name="P19" style:family="paragraph" style:parent-style-name="Standard">
      <style:paragraph-properties fo:text-align="center" style:justify-single-word="false"/>
      <style:text-properties fo:font-size="28pt" officeooo:rsid="0011a3c6" officeooo:paragraph-rsid="001c2199" style:font-size-asian="28pt" style:font-size-complex="28pt"/>
    </style:style>
    <style:style style:name="P20" style:family="paragraph" style:parent-style-name="Standard">
      <style:text-properties fo:font-size="28pt" officeooo:rsid="0011a3c6" officeooo:paragraph-rsid="001c2199" style:font-size-asian="28pt" style:font-size-complex="28pt"/>
    </style:style>
    <style:style style:name="P21" style:family="paragraph" style:parent-style-name="Standard">
      <style:text-properties fo:font-size="28pt" officeooo:rsid="0011a3c6" officeooo:paragraph-rsid="0011a3c6" style:font-size-asian="28pt" style:font-size-complex="28pt"/>
    </style:style>
    <style:style style:name="P22" style:family="paragraph" style:parent-style-name="Standard">
      <style:text-properties fo:font-size="28pt" officeooo:rsid="0011a3c6" officeooo:paragraph-rsid="001dbfff" style:font-size-asian="28pt" style:font-size-complex="28pt"/>
    </style:style>
    <style:style style:name="P23" style:family="paragraph" style:parent-style-name="Standard">
      <style:text-properties fo:font-size="28pt" officeooo:rsid="0011a3c6" officeooo:paragraph-rsid="00200425" style:font-size-asian="28pt" style:font-size-complex="28pt"/>
    </style:style>
    <style:style style:name="P24" style:family="paragraph" style:parent-style-name="Standard">
      <style:paragraph-properties fo:text-align="end" style:justify-single-word="false"/>
      <style:text-properties fo:font-size="28pt" officeooo:rsid="001abf4a" officeooo:paragraph-rsid="001abf4a" style:font-size-asian="28pt" style:font-size-complex="28pt"/>
    </style:style>
    <style:style style:name="P25" style:family="paragraph" style:parent-style-name="Standard">
      <style:paragraph-properties fo:text-align="end" style:justify-single-word="false"/>
      <style:text-properties fo:font-size="28pt" officeooo:rsid="001abf4a" officeooo:paragraph-rsid="001dbfff" style:font-size-asian="28pt" style:font-size-complex="28pt"/>
    </style:style>
    <style:style style:name="P26" style:family="paragraph" style:parent-style-name="Standard">
      <style:text-properties fo:font-size="28pt" officeooo:rsid="0012a1d7" officeooo:paragraph-rsid="0012a1d7" style:font-size-asian="28pt" style:font-size-complex="28pt"/>
    </style:style>
    <style:style style:name="P27" style:family="paragraph" style:parent-style-name="Standard">
      <style:text-properties fo:font-size="28pt" officeooo:rsid="0012a1d7" officeooo:paragraph-rsid="0011a3c6" style:font-size-asian="28pt" style:font-size-complex="28pt"/>
    </style:style>
    <style:style style:name="P28" style:family="paragraph" style:parent-style-name="Standard">
      <style:text-properties fo:font-size="28pt" officeooo:rsid="0012a1d7" officeooo:paragraph-rsid="001dbfff" style:font-size-asian="28pt" style:font-size-complex="28pt"/>
    </style:style>
    <style:style style:name="P29" style:family="paragraph" style:parent-style-name="Standard">
      <style:text-properties fo:font-size="28pt" officeooo:rsid="0012a1d7" officeooo:paragraph-rsid="001992b6" style:font-size-asian="28pt" style:font-size-complex="28pt"/>
    </style:style>
    <style:style style:name="P30" style:family="paragraph" style:parent-style-name="Standard">
      <style:text-properties fo:font-size="28pt" fo:font-weight="bold" officeooo:rsid="0011a3c6" officeooo:paragraph-rsid="001dbfff" style:font-size-asian="28pt" style:font-weight-asian="bold" style:font-size-complex="28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4pt" officeooo:rsid="0015abca" officeooo:paragraph-rsid="001abf4a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fo:font-size="14pt" officeooo:rsid="0015abca" officeooo:paragraph-rsid="001dbfff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officeooo:rsid="0015abca" officeooo:paragraph-rsid="001abf4a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fo:font-size="14pt" officeooo:rsid="0015abca" officeooo:paragraph-rsid="001dbfff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fo:font-size="14pt" officeooo:rsid="00179a66" officeooo:paragraph-rsid="001abf4a" style:font-size-asian="14pt" style:font-size-complex="14pt"/>
    </style:style>
    <style:style style:name="P36" style:family="paragraph" style:parent-style-name="Standard">
      <style:paragraph-properties fo:text-align="center" style:justify-single-word="false"/>
      <style:text-properties fo:font-size="14pt" officeooo:rsid="00179a66" officeooo:paragraph-rsid="001dbfff" style:font-size-asian="14pt" style:font-size-complex="14pt"/>
    </style:style>
    <style:style style:name="P37" style:family="paragraph" style:parent-style-name="Standard">
      <style:paragraph-properties fo:text-align="center" style:justify-single-word="false"/>
      <style:text-properties fo:font-size="36pt" officeooo:rsid="0012a1d7" officeooo:paragraph-rsid="001abf4a" style:font-size-asian="36pt" style:font-size-complex="36pt"/>
    </style:style>
    <style:style style:name="P38" style:family="paragraph" style:parent-style-name="Standard">
      <style:text-properties fo:font-size="36pt" officeooo:rsid="0012a1d7" officeooo:paragraph-rsid="001c2199" style:font-size-asian="36pt" style:font-size-complex="36pt"/>
    </style:style>
    <style:style style:name="P39" style:family="paragraph" style:parent-style-name="Standard">
      <style:text-properties fo:font-size="36pt" officeooo:rsid="0012a1d7" officeooo:paragraph-rsid="001992b6" style:font-size-asian="36pt" style:font-size-complex="36pt"/>
    </style:style>
    <style:style style:name="P40" style:family="paragraph" style:parent-style-name="Standard">
      <style:text-properties fo:font-size="36pt" officeooo:rsid="0012a1d7" officeooo:paragraph-rsid="0015abca" style:font-size-asian="36pt" style:font-size-complex="36pt"/>
    </style:style>
    <style:style style:name="P41" style:family="paragraph" style:parent-style-name="Standard">
      <style:text-properties fo:font-size="36pt" officeooo:rsid="0012a1d7" officeooo:paragraph-rsid="00179a66" style:font-size-asian="36pt" style:font-size-complex="36pt"/>
    </style:style>
    <style:style style:name="P42" style:family="paragraph" style:parent-style-name="Standard">
      <style:text-properties fo:font-size="36pt" officeooo:rsid="0012a1d7" officeooo:paragraph-rsid="001dbfff" style:font-size-asian="36pt" style:font-size-complex="36pt"/>
    </style:style>
    <style:style style:name="P43" style:family="paragraph" style:parent-style-name="Standard">
      <style:text-properties fo:font-size="36pt" officeooo:rsid="0012a1d7" officeooo:paragraph-rsid="0012a1d7" style:font-size-asian="36pt" style:font-size-complex="36pt"/>
    </style:style>
    <style:style style:name="P44" style:family="paragraph" style:parent-style-name="Standard">
      <style:text-properties fo:font-size="10pt" officeooo:rsid="00147417" officeooo:paragraph-rsid="00147417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fo:font-size="13pt" officeooo:rsid="00147417" officeooo:paragraph-rsid="001c2199" style:font-size-asian="13pt" style:font-size-complex="13pt"/>
    </style:style>
    <style:style style:name="T1" style:family="text">
      <style:text-properties officeooo:rsid="0012a1d7"/>
    </style:style>
    <style:style style:name="T2" style:family="text">
      <style:text-properties officeooo:rsid="0015abca"/>
    </style:style>
    <style:style style:name="T3" style:family="text">
      <style:text-properties fo:font-size="26pt" officeooo:rsid="0015abca" style:font-size-asian="26pt" style:font-size-complex="26pt"/>
    </style:style>
    <style:style style:name="T4" style:family="text">
      <style:text-properties fo:font-size="26pt" officeooo:rsid="00179a66" style:font-size-asian="26pt" style:font-size-complex="26pt"/>
    </style:style>
    <style:style style:name="T5" style:family="text">
      <style:text-properties fo:font-size="26pt" officeooo:rsid="001c2199" style:font-size-asian="26pt" style:font-size-complex="26pt"/>
    </style:style>
    <style:style style:name="T6" style:family="text">
      <style:text-properties fo:font-size="26pt" officeooo:rsid="00179a66" fo:background-color="#ffffd7" loext:char-shading-value="0" style:font-size-asian="26pt" style:font-size-complex="26pt"/>
    </style:style>
    <style:style style:name="T7" style:family="text">
      <style:text-properties fo:font-size="26pt" officeooo:rsid="001c2199" fo:background-color="#ffffd7" loext:char-shading-value="0" style:font-size-asian="26pt" style:font-size-complex="26pt"/>
    </style:style>
    <style:style style:name="T8" style:family="text">
      <style:text-properties fo:font-size="26pt" fo:font-weight="bold" officeooo:rsid="00179a66" style:font-size-asian="26pt" style:font-weight-asian="bold" style:font-size-complex="26pt" style:font-weight-complex="bold"/>
    </style:style>
    <style:style style:name="T9" style:family="text">
      <style:text-properties fo:font-size="26pt" fo:font-weight="bold" officeooo:rsid="0015abca" style:font-size-asian="26pt" style:font-weight-asian="bold" style:font-size-complex="26pt" style:font-weight-complex="bold"/>
    </style:style>
    <style:style style:name="T10" style:family="text">
      <style:text-properties officeooo:rsid="00179a66"/>
    </style:style>
    <style:style style:name="T11" style:family="text">
      <style:text-properties fo:color="#00a933" officeooo:rsid="0012a1d7"/>
    </style:style>
    <style:style style:name="T12" style:family="text">
      <style:text-properties fo:color="#00a933" fo:font-weight="bold" officeooo:rsid="0012a1d7" style:font-weight-asian="bold" style:font-weight-complex="bold"/>
    </style:style>
    <style:style style:name="T13" style:family="text">
      <style:text-properties fo:color="#00a933" fo:font-size="26pt" officeooo:rsid="0015abca" style:font-size-asian="26pt" style:font-size-complex="26pt"/>
    </style:style>
    <style:style style:name="T14" style:family="text">
      <style:text-properties fo:color="#00a933" fo:font-size="26pt" officeooo:rsid="00179a66" style:font-size-asian="26pt" style:font-size-complex="26pt"/>
    </style:style>
    <style:style style:name="T15" style:family="text">
      <style:text-properties fo:color="#00a933" fo:font-size="26pt" fo:font-weight="bold" officeooo:rsid="00179a66" style:font-size-asian="26pt" style:font-weight-asian="bold" style:font-size-complex="26pt" style:font-weight-complex="bold"/>
    </style:style>
    <style:style style:name="T16" style:family="text">
      <style:text-properties fo:color="#00a933" fo:font-size="16pt" officeooo:rsid="0015abca" style:font-size-asian="16pt" style:font-size-complex="16pt"/>
    </style:style>
    <style:style style:name="T17" style:family="text">
      <style:text-properties fo:color="#00a933" fo:font-size="16pt" fo:font-weight="bold" officeooo:rsid="0015abca" style:font-size-asian="16pt" style:font-weight-asian="bold" style:font-size-complex="16pt" style:font-weight-complex="bold"/>
    </style:style>
    <style:style style:name="T18" style:family="text">
      <style:text-properties fo:color="#00a933" fo:font-size="16pt" fo:font-weight="bold" officeooo:rsid="001abf4a" style:font-size-asian="16pt" style:font-weight-asian="bold" style:font-size-complex="16pt" style:font-weight-complex="bold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6pt" officeooo:rsid="001992b6" style:font-size-asian="16pt" style:font-size-complex="16pt"/>
    </style:style>
    <style:style style:name="T21" style:family="text">
      <style:text-properties fo:font-size="16pt" officeooo:rsid="001abf4a" style:font-size-asian="16pt" style:font-size-complex="16pt"/>
    </style:style>
    <style:style style:name="T22" style:family="text">
      <style:text-properties fo:font-size="16pt" officeooo:rsid="0015abca" style:font-size-asian="16pt" style:font-size-complex="16pt"/>
    </style:style>
    <style:style style:name="T23" style:family="text">
      <style:text-properties fo:font-size="16pt" officeooo:rsid="001c2199" style:font-size-asian="16pt" style:font-size-complex="16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size="18pt" officeooo:rsid="00179a66" style:font-size-asian="18pt" style:font-size-complex="18pt"/>
    </style:style>
    <style:style style:name="T26" style:family="text">
      <style:text-properties fo:color="#eeeeee" fo:background-color="#00a933" loext:char-shading-value="0"/>
    </style:style>
    <style:style style:name="T27" style:family="text">
      <style:text-properties officeooo:rsid="001992b6"/>
    </style:style>
    <style:style style:name="T28" style:family="text">
      <style:text-properties officeooo:rsid="001abf4a"/>
    </style:style>
    <style:style style:name="T29" style:family="text">
      <style:text-properties fo:color="#ffffd7" fo:font-size="16pt" fo:font-weight="bold" officeooo:rsid="001abf4a" style:font-size-asian="16pt" style:font-weight-asian="bold" style:font-size-complex="16pt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1c2199"/>
    </style:style>
    <style:style style:name="T32" style:family="text">
      <style:text-properties officeooo:rsid="001dbfff"/>
    </style:style>
    <style:style style:name="T33" style:family="text">
      <style:text-properties fo:font-size="13pt" style:font-size-asian="13pt" style:font-size-complex="13pt"/>
    </style:style>
    <style:style style:name="T34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 text:c="50"/><text:span text:style-name="T26">&lt;/&gt;Lernen</text:span></text:p>
      <text:p text:style-name="P21"/>
      <text:p text:style-name="P21"><text:s text:c="2"/><text:span text:style-name="T30">No Income in the Pandemic ?</text:span></text:p>
      <text:p text:style-name="P21"/>
      <text:p text:style-name="P21"><text:span text:style-name="T1"><text:s text:c="12"/></text:span><text:span text:style-name="T11"><text:s text:c="3"/></text:span><text:span text:style-name="T12">Be the part of Web3.</text:span><text:span text:style-name="T30"> </text:span></text:p>
      <text:p text:style-name="P27"/>
      <text:p text:style-name="P3"><text:span text:style-name="T27"><text:s text:c="3"/></text:span><text:span text:style-name="T20">&gt; <text:s text:c="2"/>Spend just </text:span><text:span text:style-name="T16"><text:s/></text:span><text:span text:style-name="T17">2 hours a day </text:span><text:span text:style-name="T29">&amp;</text:span><text:span text:style-name="T18"> </text:span><text:span text:style-name="T21">le</text:span><text:span text:style-name="T19">arn </text:span><text:span text:style-name="T22">with </text:span><text:span text:style-name="T19">your </text:span><text:span text:style-name="T21">p</text:span><text:span text:style-name="T19">ersonal </text:span><text:span text:style-name="T21">c</text:span><text:span text:style-name="T19">oding </text:span><text:span text:style-name="T21">t</text:span><text:span text:style-name="T19">utor</text:span><text:span text:style-name="T22"> <text:tab/></text:span><text:span text:style-name="T19">to build </text:span><text:span text:style-name="T22">for Web</text:span><text:span text:style-name="T19">. </text:span></text:p>
      <text:p text:style-name="P10"/>
      <text:p text:style-name="P10"/>
      <text:p text:style-name="P40"><text:span text:style-name="T3"><text:tab/><text:tab/> <text:s text:c="2"/></text:span><text:span text:style-name="T8">Start </text:span><text:span text:style-name="T15">free</text:span><text:span text:style-name="T4"> for first 3 days..</text:span></text:p>
      <text:p text:style-name="P40"><text:span text:style-name="T4"><text:tab/><text:tab/>Continue just at </text:span><text:span text:style-name="T8">₹100 per day</text:span></text:p>
      <text:p text:style-name="P9"/>
      <text:p text:style-name="P41"><text:span text:style-name="T3"><text:s text:c="22"/></text:span><text:span text:style-name="T13"><text:s text:c="2"/></text:span><text:span text:style-name="T14">Sign Up Today </text:span><text:span text:style-name="T4"><text:s text:c="2"/><text:tab/><text:tab/><text:tab/><text:tab/><text:tab/> <text:s text:c="16"/></text:span><text:span text:style-name="T6">lernen.vercel.app</text:span></text:p>
      <text:p text:style-name="P13"/>
      <text:p text:style-name="P6"><text:s text:c="21"/><text:span text:style-name="T24"><text:s text:c="10"/></text:span></text:p>
      <text:p text:style-name="P24">IMAGEIMAGE</text:p>
      <text:p text:style-name="P24">IMAGEIMAGEIME</text:p>
      <text:p text:style-name="P24">IMAGEIMAGE</text:p>
      <text:p text:style-name="P31"/>
      <text:p text:style-name="P33"><text:tab/><text:span text:style-name="T28">QRQRQ</text:span></text:p>
      <text:p text:style-name="P33"><text:tab/><text:span text:style-name="T28">QRQRQ</text:span></text:p>
      <text:p text:style-name="P33"><text:tab/><text:span text:style-name="T28">QRQRQ</text:span></text:p>
      <text:p text:style-name="P31"/>
      <text:p text:style-name="P31"/>
      <text:p text:style-name="P31"><text:span text:style-name="T10">SUNDAY HOLIDAY</text:span></text:p>
      <text:p text:style-name="P35"><text:s text:c="3"/>SHARE THIS AND INVITE YOUR FRIENDS TO JOIN YOU</text:p>
      <text:p text:style-name="P37"><text:soft-page-break/></text:p>
      <text:p text:style-name="P29"><text:s text:c="50"/><text:span text:style-name="T26">&lt;/&gt;Lernen</text:span></text:p>
      <text:p text:style-name="P18"/>
      <text:p text:style-name="P20"><text:span text:style-name="T30"><text:s text:c="2"/>Bored with no job?</text:span></text:p>
      <text:p text:style-name="P20"><text:span text:style-name="T12"/></text:p>
      <text:p text:style-name="P19"><text:span text:style-name="T12">Be the part of Web3.</text:span><text:span text:style-name="T30"> </text:span></text:p>
      <text:p text:style-name="P1"><text:tab/></text:p>
      <text:p text:style-name="P2"/>
      <text:p text:style-name="P2">Our promise is to guide you from <text:span text:style-name="T31">Z</text:span>ero to <text:span text:style-name="T31">P</text:span>ro</text:p>
      <text:p text:style-name="P16"><text:span text:style-name="T31">Learn at </text:span><text:span text:style-name="T19">your comfort zone <text:s/></text:span><text:span text:style-name="T31">with</text:span><text:span text:style-name="T19"> smartphone or compute</text:span><text:span text:style-name="T23">r</text:span><text:span text:style-name="T19">.</text:span></text:p>
      <text:p text:style-name="P17"><text:span text:style-name="T10">(1 hour</text:span> when you wake up and <text:span text:style-name="T10">1 hour</text:span> before you go to bed <text:span text:style-name="T10">)</text:span></text:p>
      <text:p text:style-name="P4"/>
      <text:p text:style-name="P4"/>
      <text:p text:style-name="P4"><text:span text:style-name="T31">Why is Web3 important?</text:span></text:p>
      <text:p text:style-name="P45"><text:tab/>WEB is the future. <text:span text:style-name="T32">Decentralised </text:span>Web is the next big thing. With growing <text:tab/><text:tab/>popularity and <text:s text:c="2"/>need for <text:span text:style-name="T32">d</text:span>ecentralised systems like blockchain and <text:tab/><text:tab/>cryptocurrencies the scope of Web is expanding. We can help you to be <text:tab/><text:tab/><text:tab/>not left out. <text:span text:style-name="T2">Learn to build <text:s/>applications, platforms and projects.</text:span></text:p>
      <text:p text:style-name="P11"/>
      <text:p text:style-name="P39"><text:span text:style-name="T3"><text:s text:c="22"/></text:span><text:span text:style-name="T13"><text:s text:c="2"/></text:span><text:span text:style-name="T14">Sign Up Today </text:span><text:span text:style-name="T4"><text:s text:c="2"/><text:tab/><text:tab/><text:tab/><text:tab/><text:tab/> <text:s text:c="16"/></text:span><text:span text:style-name="T6">lernen.vercel.ap</text:span><text:span text:style-name="T7">p</text:span></text:p>
      <text:p text:style-name="P7"><text:span text:style-name="T25"/></text:p>
      <text:p text:style-name="P38"><text:span text:style-name="T9"/></text:p>
      <text:p text:style-name="P38"><text:span text:style-name="T9"><text:tab/><text:tab/><text:tab/></text:span><text:span text:style-name="T8">Start </text:span><text:span text:style-name="T15">free</text:span><text:span text:style-name="T4"> for first 3 days..</text:span></text:p>
      <text:p text:style-name="P38"><text:span text:style-name="T4"><text:tab/><text:tab/>Continue just at </text:span><text:span text:style-name="T8">₹100 per day</text:span></text:p>
      <text:p text:style-name="P7"><text:span text:style-name="T25"/></text:p>
      <text:p text:style-name="P7"><text:span text:style-name="T25"/></text:p>
      <text:p text:style-name="P7"><text:span text:style-name="T25"/></text:p>
      <text:p text:style-name="P15"><text:s text:c="3"/><text:span text:style-name="T33">SHARE THIS AND INVITE YOUR FRIENDS TO JOIN YOU</text:span></text:p>
      <text:p text:style-name="P28"><text:soft-page-break/><text:s text:c="50"/><text:span text:style-name="T26">&lt;/&gt;Lernen</text:span></text:p>
      <text:p text:style-name="P22"/>
      <text:p text:style-name="P23"><text:s text:c="2"/><text:span text:style-name="T34">കോവിഡ്കാലത്തും ഒരു പുതിയ വരുമാനമാർഗം </text:span></text:p>
      <text:p text:style-name="P30"/>
      <text:p text:style-name="P22"><text:span text:style-name="T1"><text:s text:c="12"/></text:span><text:span text:style-name="T11"><text:s text:c="3"/></text:span><text:span text:style-name="T12">Be the part of Web3.</text:span><text:span text:style-name="T30"> </text:span></text:p>
      <text:p text:style-name="P28"/>
      <text:p text:style-name="P5"><text:span text:style-name="T27"><text:s text:c="3"/></text:span><text:span text:style-name="T20">&gt; <text:s text:c="2"/>Spend just </text:span><text:span text:style-name="T16"><text:s/></text:span><text:span text:style-name="T17">2 hours a day </text:span><text:span text:style-name="T29">&amp;</text:span><text:span text:style-name="T18"> </text:span><text:span text:style-name="T21">le</text:span><text:span text:style-name="T19">arn </text:span><text:span text:style-name="T22">with </text:span><text:span text:style-name="T19">your </text:span><text:span text:style-name="T21">p</text:span><text:span text:style-name="T19">ersonal </text:span><text:span text:style-name="T21">c</text:span><text:span text:style-name="T19">oding </text:span><text:span text:style-name="T21">t</text:span><text:span text:style-name="T19">utor</text:span><text:span text:style-name="T22"> <text:tab/></text:span><text:span text:style-name="T19">to build </text:span><text:span text:style-name="T22">for Web</text:span><text:span text:style-name="T19">. </text:span></text:p>
      <text:p text:style-name="P12"/>
      <text:p text:style-name="P12"/>
      <text:p text:style-name="P42"><text:span text:style-name="T3"><text:tab/><text:tab/> <text:s text:c="2"/></text:span><text:span text:style-name="T8">Start </text:span><text:span text:style-name="T15">free</text:span><text:span text:style-name="T4"> for first 3 days..</text:span></text:p>
      <text:p text:style-name="P42"><text:span text:style-name="T4"><text:tab/><text:tab/>Continue just at </text:span><text:span text:style-name="T8">₹100 per day</text:span></text:p>
      <text:p text:style-name="P12"/>
      <text:p text:style-name="P42"><text:span text:style-name="T3"><text:s text:c="22"/></text:span><text:span text:style-name="T13"><text:s text:c="2"/></text:span><text:span text:style-name="T14">Sign Up Today </text:span><text:span text:style-name="T4"><text:s text:c="2"/><text:tab/><text:tab/><text:tab/><text:tab/><text:tab/> <text:s text:c="16"/></text:span><text:span text:style-name="T6">lernen.vercel.app</text:span></text:p>
      <text:p text:style-name="P14"/>
      <text:p text:style-name="P8"><text:s text:c="21"/><text:span text:style-name="T24"><text:s text:c="10"/></text:span></text:p>
      <text:p text:style-name="P25">IMAGEIMAGE</text:p>
      <text:p text:style-name="P25">IMAGEIMAGEIME</text:p>
      <text:p text:style-name="P25">IMAGEIMAGE</text:p>
      <text:p text:style-name="P32"/>
      <text:p text:style-name="P34"><text:tab/><text:span text:style-name="T28">QRQRQ</text:span></text:p>
      <text:p text:style-name="P34"><text:tab/><text:span text:style-name="T28">QRQRQ</text:span></text:p>
      <text:p text:style-name="P34"><text:tab/><text:span text:style-name="T28">QRQRQ</text:span></text:p>
      <text:p text:style-name="P32"/>
      <text:p text:style-name="P32"/>
      <text:p text:style-name="P32"><text:soft-page-break/><text:span text:style-name="T10">SUNDAY HOLIDAY</text:span></text:p>
      <text:p text:style-name="P36"><text:s text:c="3"/>SHARE THIS AND INVITE YOUR FRIENDS TO JOIN YOU</text:p>
      <text:p text:style-name="P43"/>
      <text:p text:style-name="P43"/>
      <text:p text:style-name="P43"/>
      <text:p text:style-name="P43"/>
      <text:p text:style-name="P43"/>
      <text:p text:style-name="P43"/>
      <text:p text:style-name="P44">Keywords</text:p>
      <text:p text:style-name="P44"/>
      <text:p text:style-name="P44">[00:04, <text:s text:c="2"/>Lost job?</text:p>
      <text:p text:style-name="P44">[00:04, <text:s text:c="2"/>No income?</text:p>
      <text:p text:style-name="P44">[00:05, <text:s text:c="2"/>Bored?</text:p>
      <text:p text:style-name="P44">[00:05, <text:s text:c="2"/>Looking for an extra income source?</text:p>
      <text:p text:style-name="P44">[00:06, <text:s text:c="2"/>No job?</text:p>
      <text:p text:style-name="P44">[00:07, <text:s text:c="2"/>Have a degree and still no job?</text:p>
      <text:p text:style-name="P44">[00:07, <text:s text:c="2"/>Prefer white color job?</text:p>
      <text:p text:style-name="P44">[00:08, <text:s text:c="2"/>Want to build your own business idea?</text:p>
      <text:p text:style-name="P44">[00:11, <text:s text:c="2"/>WEB is the future. Web3 is the next big thing. With growing popularity and need for Decentralised systems like block chain and crypto currencies the scope of Web is expanding.</text:p>
      <text:p text:style-name="P44">[00:12, <text:s text:c="2"/>We can help you to be not left out</text:p>
      <text:p text:style-name="P44">[00:12, <text:s text:c="2"/>learn with us</text:p>
      <text:p text:style-name="P44">[00:12, <text:s text:c="2"/>Learn Web development</text:p>
      <text:p text:style-name="P44">[00:13, <text:s text:c="2"/>Learn to build applications, platforms and projects</text:p>
      <text:p text:style-name="P44">[00:13, <text:s text:c="2"/>Get your personal coding tutor</text:p>
      <text:p text:style-name="P44">[00:14, <text:s text:c="2"/>We will make sure that that you become a self reliant dev</text:p>
      <text:p text:style-name="P44">[00:15, <text:s text:c="2"/>In your comfort zone</text:p>
      <text:p text:style-name="P44">[00:15, <text:s text:c="2"/>With your smartphone or laptop</text:p>
      <text:p text:style-name="P44">[00:15, <text:s text:c="2"/>Or desktop or tablet</text:p>
      <text:p text:style-name="P44">[00:16, <text:s text:c="2"/>Learn just 2hrs a day</text:p>
      <text:p text:style-name="P44">[00:16, <text:s text:c="2"/>(one when you wake up and one before you go to sleep)</text:p>
      <text:p text:style-name="P44">[00:17, <text:s text:c="2"/>Get the full experience of having a personal tech mentor</text:p>
      <text:p text:style-name="P44">[00:17, <text:s text:c="2"/>Start free for first 3 days</text:p>
      <text:p text:style-name="P44">[00:18, <text:s text:c="2"/>Continue just at ₹100 per day</text:p>
      <text:p text:style-name="P44">[00:18, <text:s text:c="2"/>And only from Monday to Frid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FreeSans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FreeSans2" svg:font-family="FreeSans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2T12:43:06.240977094</meta:creation-date>
    <dc:date>2021-10-25T16:51:13.057452964</dc:date>
    <meta:editing-duration>PT9M22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4" meta:paragraph-count="70" meta:word-count="425" meta:character-count="2835" meta:non-whitespace-character-count="1970"/>
  </office:meta>
</office:document-meta>
</file>